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Heading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Table of Content</text:h>
      <text:p text:style-name="Text_20_body">A line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brea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">Manual Page Break Change Style Table of Content<text:tab/>1</text:p>
          <text:p text:style-name="P1">Heading 2<text:tab/>1</text:p>
          <text:p text:style-name="P3">Heading 3<text:tab/>1</text:p>
        </text:index-body>
      </text:table-of-content>
      <text:p text:style-name="Standard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5:05</dc:date>
    <dc:creator>Vincent Spiewak</dc:creator>
    <meta:editing-duration>PT00H42M40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13" meta:word-count="43" meta:character-count="208"/>
    <meta:user-defined meta:name="Info 1"/>
    <meta:user-defined meta:name="Info 2"/>
    <meta:user-defined meta:name="Info 3"/>
    <meta:user-defined meta:name="Info 4"/>
  </office:meta>
</office:document-meta>
</file>